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4" style:family="paragraph" style:parent-style-name="Standard">
      <style:paragraph-properties fo:line-height="150%" fo:text-align="justify" style:justify-single-word="false" style:shadow="none"/>
      <style:text-properties fo:language="tr" fo:country="TR"/>
    </style:style>
    <style:style style:name="P5" style:family="paragraph" style:parent-style-name="Standard">
      <style:paragraph-properties fo:line-height="150%" fo:text-align="justify" style:justify-single-word="false" style:shadow="none"/>
      <style:text-properties fo:language="tr" fo:country="TR" fo:font-weight="bold" style:font-weight-asian="bold" style:font-weight-complex="bold"/>
    </style:style>
    <style:style style:name="P6" style:family="paragraph" style:parent-style-name="Standard">
      <style:paragraph-properties fo:line-height="150%" fo:text-align="justify" style:justify-single-word="false" style:shadow="none"/>
      <style:text-properties fo:language="tr" fo:country="TR" fo:font-weight="normal" style:font-weight-asian="normal" style:font-weight-complex="normal"/>
    </style:style>
    <style:style style:name="P7" style:family="paragraph" style:parent-style-name="Standard">
      <style:paragraph-properties fo:line-height="150%" fo:text-align="justify" style:justify-single-word="false" style:shadow="none"/>
      <style:text-properties style:font-name="Calibri" fo:language="tr" fo:country="TR" fo:font-weight="normal" fo:background-color="#cccccc" style:font-weight-asian="normal" style:font-weight-complex="normal"/>
    </style:style>
    <style:style style:name="P8" style:family="paragraph" style:parent-style-name="Standard">
      <style:paragraph-properties fo:line-height="150%" fo:text-align="justify" style:justify-single-word="false" style:shadow="none"/>
      <style:text-properties style:font-name="Times New Roman" fo:language="tr" fo:country="TR" fo:font-weight="normal" fo:background-color="transparent" style:font-weight-asian="normal" style:font-weight-complex="normal"/>
    </style:style>
    <style:style style:name="P9" style:family="paragraph" style:parent-style-name="Standard">
      <style:paragraph-properties fo:line-height="150%" fo:text-align="justify" style:justify-single-word="false" style:shadow="none"/>
      <style:text-properties style:font-name="Times New Roman" fo:language="tr" fo:country="TR" fo:font-weight="bold" fo:background-color="transparent" style:font-weight-asian="bold" style:font-weight-complex="bold"/>
    </style:style>
    <style:style style:name="P10" style:family="paragraph" style:parent-style-name="Standard">
      <style:paragraph-properties fo:line-height="150%" fo:text-align="justify" style:justify-single-word="false" style:shadow="none"/>
      <style:text-properties fo:color="#008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 style:family="text">
      <style:text-properties fo:background-color="#cccccc"/>
    </style:style>
    <style:style style:name="T2" style:family="text">
      <style:text-properties style:font-name="Calibri" fo:background-color="#cccccc"/>
    </style:style>
    <style:style style:name="T3" style:family="text">
      <style:text-properties style:font-name="Calibri" fo:font-style="normal" fo:background-color="#cccccc" style:font-style-asian="normal" style:font-style-complex="normal"/>
    </style:style>
    <style:style style:name="T4" style:family="text">
      <style:text-properties style:font-name="Times New Roman" fo:background-color="#ffffff"/>
    </style:style>
    <style:style style:name="T5" style:family="text">
      <style:text-properties style:font-name="Times New Roman" fo:background-color="transparent"/>
    </style:style>
    <style:style style:name="T6" style:family="text">
      <style:text-properties fo:background-color="transparent"/>
    </style:style>
    <style:style style:name="T7" style:family="text">
      <style:text-properties fo:color="#0000ff" style:font-name="Consolas" fo:font-size="9.5pt" style:font-name-asian="Consolas" style:font-size-asian="9.5pt" style:font-name-complex="Consolas" style:font-size-complex="9.5pt"/>
    </style:style>
    <style:style style:name="T8" style:family="text">
      <style:text-properties fo:color="#0000ff"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1" style:family="text">
      <style:text-properties fo:color="#00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2" style:family="text">
      <style:text-properties fo:color="#000000" style:font-name="Consolas" fo:font-size="9.5pt"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3" style:family="text">
      <style:text-properties fo:color="#808000" style:font-name="Consolas" fo:font-size="9.5pt" style:font-name-asian="Consolas" style:font-size-asian="9.5pt" style:font-name-complex="Consolas" style:font-size-complex="9.5pt"/>
    </style:style>
    <style:style style:name="T14" style:family="text">
      <style:text-properties fo:color="#808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5" style:family="text">
      <style:text-properties fo:color="#008000" style:font-name="Consolas" fo:font-size="9.5pt" style:font-name-asian="Consolas" style:font-size-asian="9.5pt" style:font-name-complex="Consolas" style:font-size-complex="9.5pt"/>
    </style:style>
    <style:style style:name="T16" style:family="text">
      <style:text-properties fo:color="#008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7" style:family="text">
      <style:text-properties fo:color="#008000" style:font-name="Consolas" fo:font-size="9.5pt" fo:language="tr" fo:country="TR" style:font-name-asian="Consolas" style:font-size-asian="9.5pt" style:font-name-complex="Consolas" style:font-size-complex="9.5pt"/>
    </style:style>
    <style:style style:name="T18" style:family="text">
      <style:text-properties fo:color="#800000" style:font-name="Consolas" fo:font-size="9.5pt" fo:font-style="italic" style:font-name-asian="Consolas" style:font-size-asian="9.5pt" style:font-style-asian="italic" style:font-name-complex="Consolas" style:font-size-complex="9.5pt" style:font-style-complex="italic"/>
    </style:style>
    <style:style style:name="T19" style:family="text">
      <style:text-properties fo:color="#800000" style:font-name="Consolas" fo:font-size="9.5pt"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20" style:family="text">
      <style:text-properties fo:color="#000080" style:font-name="Consolas" fo:font-size="9.5pt" fo:font-style="normal" fo:font-weight="bold" style:font-name-asian="Consolas" style:font-size-asian="9.5pt" style:font-style-asian="normal" style:font-weight-asian="bold" style:font-name-complex="Consolas" style:font-size-complex="9.5pt" style:font-style-complex="normal" style:font-weight-complex="bold"/>
    </style:style>
    <style:style style:name="T21" style:family="text">
      <style:text-properties fo:color="#000080" style:font-name="Consolas" fo:font-size="9.5pt" fo:font-style="italic" fo:font-weight="normal" style:font-name-asian="Consolas" style:font-size-asian="9.5pt" style:font-style-asian="italic" style:font-weight-asian="normal" style:font-name-complex="Consolas" style:font-size-complex="9.5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orgon Oyun Motorunu Visual Studio ile kullanmak için, lütfen aşağıdaki adımları takip ediniz. Bu Doküman Visual Studio 2012 Ultimate sürümüne göre yazılmıştır.</text:p>
      <text:p text:style-name="P4"/>
      <text:p text:style-name="P5">1. Projenin Oluşturulması</text:p>
      <text:p text:style-name="P6">Visual Studio'da proje oluşturmak için, <text:span text:style-name="T3">File &gt; New &gt; Project</text:span>'i seçiniz. Ardından, <text:span text:style-name="T2">Visual C++ &gt; Win32</text:span>'i seçiniz ve <text:span text:style-name="T2">Create directory for solution</text:span> seçeneğindeki işareti kaldırınız. Projeye bir isim vererek <text:span text:style-name="T2">Ok</text:span> tuşuna basınız. <text:span text:style-name="T2">Next</text:span> tuşuna bastıkdan sonra karşınıza çıkan ekranda, <text:span text:style-name="T2">Application type</text:span> altında <text:span text:style-name="T2">Windows Application</text:span> seçili olmalı. <text:span text:style-name="T2">Application options</text:span> altındaki <text:span text:style-name="T2">Empty project</text:span>'i seçip, diğer seçili öğelerin işaretini kaldırınız. <text:span text:style-name="T2">Finish</text:span> tuşuna tıklayarak proje oluşturma sürecini sonlandırınız. Son olarak, projeye kaynak dosyası eklemek üzere <text:span text:style-name="T2">Solution Explore</text:span><text:span text:style-name="T4">'dan</text:span> projenize sağ tıklayıp; <text:span text:style-name="T2">Add &gt; New Item</text:span> <text:s/>ile <text:span text:style-name="T5">kaynak dosyası—</text:span><text:span text:style-name="T2">C++ File</text:span><text:span text:style-name="T5"> ekleyiniz</text:span>.</text:p>
      <text:p text:style-name="P6"/>
      <text:p text:style-name="P5">2. Gorgon Oyun Motoru Kurulumu</text:p>
      <text:p text:style-name="P6">Oluşturulmuş bir Win32 projesinde, Gorgon Oyun Motorunun kullanılabilmesi için gerekli kütüphane (lib) ve başlık (header—.h) dosyalarının eklenmesi ile birlikte bir takım varsayılan ayarların değiştirilmesi gerekmektedir.</text:p>
      <text:p text:style-name="P6"/>
      <text:p text:style-name="P5">2.1 Başlık Dosyalarının ve Kütüphanenin Eklenmesi</text:p>
      <text:p text:style-name="P6">Visual Studio, Debug (hata ayıklama/test modu) ve Release (yayınlama modu) altındaki ayarları farklı tutar. Bu noktada, başlık dosyaları her iki modda aynı; kütüphane dosyası, Debug ve Release modları için farklıdır. Başlık dosyalarını eklemek için öncelikle projenize sağ tıklayıp <text:span text:style-name="T2">Properties</text:span>'i seçiniz. Ardından, sol üstte yer alan <text:span text:style-name="T2">Configuration</text:span> listesinden, <text:span text:style-name="T1">All Configurations</text:span>'ı seçiniz. Daha sonra, sol menüden <text:span text:style-name="T2">Configuration Properties &gt; VC++ Directories &gt; Include Directories</text:span>'i değiştirmek üzere açılan listeden <text:span text:style-name="T2">Edit</text:span>'e tıklayınız. Buraya, Gorgon Oyun Motorunun dosyalarının bulunduğu dizini giriniz. Örneğin, masaüstünde, sizin projenizi ve Gorgon Oyun Motorunu temsil eden iki klasör—Proje1 ve GOM olsun. Bu örnekte, başlık dosyalarının doğru dosya yolu aşağıdaki gibi olmalıdır.</text:p>
      <text:p text:style-name="P7"><text:span text:style-name="T6"><text:tab/></text:span>../GOM/</text:p>
      <text:p text:style-name="P6">Windows ortamında “..” bir üst klasörü temsil eder. Benzer bir şekilde, “.” o anki klasörü temsil eder. Kütüphane dosyasının eklemek için, öncelikle bir <text:s/><text:span text:style-name="T2">Configuration</text:span> listesinden <text:span text:style-name="T2">Debug</text:span>'ı seçiniz. Daha sonra, <text:span text:style-name="T2">Linker &gt; Input &gt; Additional Dependencies</text:span>'e gelip <text:span text:style-name="T2">Edit</text:span>'e tıklayınız. Az önce verilen klasör hiyerarşisini baz alırsak, kütüphane dosyası için doğru dosya yolu aşağıdaki gibi olmalıdır.</text:p>
      <text:p text:style-name="P7"><text:span text:style-name="T6"><text:tab/></text:span>../GOM/GGE_d.lib</text:p>
      <text:p text:style-name="P8">Aynı işlemi <text:span text:style-name="T2">Release</text:span> modu için uygulaynız. Fakat, kütüphane dosyasının isminden <text:s/>“_d” <text:soft-page-break/>kaldırılmalıdır. Örneğin,</text:p>
      <text:p text:style-name="P7"><text:span text:style-name="T6"><text:tab/></text:span>../GOM/GGE.lib</text:p>
      <text:p text:style-name="P7"/>
      <text:p text:style-name="P9">2.2 Diğer Ayarlar</text:p>
      <text:p text:style-name="P8"><text:span text:style-name="T2">Configuration Properties &gt; General</text:span> altında bulunan birtakım ayaların değiştirilmesi gerekmektedir. Bunun için, öncelikle <text:span text:style-name="T2">Configuration</text:span>'ı <text:span text:style-name="T2">All Configurations</text:span> olarak seçiniz. Daha sonra aşağıdaki ayarları takip ediniz.</text:p>
      <text:p text:style-name="P8"/>
      <text:p text:style-name="P8"><text:span text:style-name="T2">Use of MFC</text:span> : <text:span text:style-name="T2">Use MFC ın a Static Library</text:span></text:p>
      <text:p text:style-name="P8"><text:span text:style-name="T2">Character Set</text:span> : <text:span text:style-name="T2">Not Set</text:span></text:p>
      <text:p text:style-name="P7"/>
      <text:p text:style-name="P9">3. Örnek Program Kodu</text:p>
      <text:p text:style-name="P8">Programı çalıştırmadan önce, UI.wgt dosyasını, proje klasörünüze kopyalayınız.</text:p>
      <text:p text:style-name="P10">// InitializeApplication fonksiyonunun tanımlandığı başlık dosyası</text:p>
      <text:p text:style-name="P1"><text:span text:style-name="T7">#include</text:span><text:span text:style-name="T9"> </text:span><text:span text:style-name="T13">&lt;Widgets/Main.h&gt;</text:span></text:p>
      <text:p text:style-name="P1"><text:span text:style-name="T7">#include</text:span><text:span text:style-name="T9"> </text:span><text:span text:style-name="T13">&lt;Widgets/Button.h&gt;</text:span><text:span text:style-name="T9"> </text:span><text:span text:style-name="T15">// Button sınıfının bulunduğu başlık </text:span><text:span text:style-name="T17">dosyası</text:span></text:p>
      <text:p text:style-name="P2"/>
      <text:p text:style-name="P1"><text:span text:style-name="T7">#include</text:span><text:span text:style-name="T9"> </text:span><text:span text:style-name="T13">&lt;vector&gt;</text:span></text:p>
      <text:p text:style-name="P1"><text:span text:style-name="T7">#include</text:span><text:span text:style-name="T9"> </text:span><text:span text:style-name="T13">&lt;string&gt;</text:span></text:p>
      <text:p text:style-name="P2"/>
      <text:p text:style-name="P2"/>
      <text:p text:style-name="P1"><text:span text:style-name="T7">int</text:span><text:span text:style-name="T9"> Application(</text:span><text:span text:style-name="T18">std</text:span><text:span text:style-name="T10">::</text:span><text:span text:style-name="T18">vector</text:span><text:span text:style-name="T10">&lt;</text:span><text:span text:style-name="T18">std</text:span><text:span text:style-name="T10">::</text:span><text:span text:style-name="T18">string</text:span><text:span text:style-name="T10">&gt; &amp;</text:span><text:span text:style-name="T20">arguments</text:span><text:span text:style-name="T11">) {</text:span></text:p>
      <text:p text:style-name="P1"><text:span text:style-name="T11"><text:s text:c="2"/></text:span><text:span text:style-name="T16">// parametreler sırası ile:</text:span></text:p>
      <text:p text:style-name="P1"><text:span text:style-name="T11"><text:s text:c="2"/></text:span><text:span text:style-name="T16">// sistem ismi, pencere ismi, genişlik, yükseklik</text:span></text:p>
      <text:p text:style-name="P1"><text:span text:style-name="T11"><text:s text:c="2"/></text:span><text:span text:style-name="T19">gge</text:span><text:span text:style-name="T11">::</text:span><text:span text:style-name="T19">widgets</text:span><text:span text:style-name="T11">::</text:span><text:span text:style-name="T12">InitializeApplication</text:span><text:span text:style-name="T11">(</text:span><text:span text:style-name="T14">"test-program"</text:span><text:span text:style-name="T11">, </text:span><text:span text:style-name="T14">"Test Program"</text:span><text:span text:style-name="T11">, 200, 200);</text:span></text:p>
      <text:p text:style-name="P3"/>
      <text:p text:style-name="P3"/>
      <text:p text:style-name="P1"><text:span text:style-name="T11"><text:s text:c="2"/></text:span><text:span text:style-name="T19">gge</text:span><text:span text:style-name="T11">::</text:span><text:span text:style-name="T19">widgets</text:span><text:span text:style-name="T11">::</text:span><text:span text:style-name="T19">Button</text:span><text:span text:style-name="T11"> </text:span><text:span text:style-name="T20">button</text:span><text:span text:style-name="T11">;</text:span></text:p>
      <text:p text:style-name="P1"><text:span text:style-name="T11"><text:s text:c="2"/></text:span><text:span text:style-name="T20">button</text:span><text:span text:style-name="T11">.</text:span><text:span text:style-name="T12">SetContainer</text:span><text:span text:style-name="T11">(</text:span><text:span text:style-name="T19">gge</text:span><text:span text:style-name="T11">::</text:span><text:span text:style-name="T19">widgets</text:span><text:span text:style-name="T11">::</text:span><text:span text:style-name="T21">TopLevel</text:span><text:span text:style-name="T11">); </text:span><text:span text:style-name="T16">// düğmeyi en üst katmana ekler</text:span></text:p>
      <text:p text:style-name="P1"><text:span text:style-name="T11"><text:s text:c="2"/></text:span><text:span text:style-name="T20">button</text:span><text:span text:style-name="T11">.</text:span><text:span text:style-name="T21">Text</text:span><text:span text:style-name="T11"> = </text:span><text:span text:style-name="T14">"Tikla"</text:span><text:span text:style-name="T11">; </text:span><text:span text:style-name="T16">// düğmenin üstünde görünecek yazı</text:span></text:p>
      <text:p text:style-name="P3"/>
      <text:p text:style-name="P1"><text:span text:style-name="T11"><text:s text:c="2"/></text:span><text:span text:style-name="T16">// tıklama olayı gerçekleştiğinde yapılacak işlemi kaydet</text:span></text:p>
      <text:p text:style-name="P1"><text:span text:style-name="T11"><text:s text:c="2"/></text:span><text:span text:style-name="T20">button</text:span><text:span text:style-name="T11">.</text:span><text:span text:style-name="T21">ClickEvent</text:span><text:span text:style-name="T11">.</text:span><text:span text:style-name="T12">RegisterLambda</text:span><text:span text:style-name="T11">([</text:span><text:span text:style-name="T11">] {</text:span></text:p>
      <text:p text:style-name="P1"><text:span text:style-name="T11"><text:s text:c="4"/></text:span><text:span text:style-name="T19">gge</text:span><text:span text:style-name="T11">::</text:span><text:span text:style-name="T19">os</text:span><text:span text:style-name="T11">::</text:span><text:span text:style-name="T12">DisplayMessage</text:span><text:span text:style-name="T11">(</text:span><text:span text:style-name="T14">"Mesaj"</text:span><text:span text:style-name="T11">, </text:span><text:span text:style-name="T14">"Merhaba, Dünya!"</text:span><text:span text:style-name="T11">);</text:span></text:p>
      <text:p text:style-name="P3"><text:s text:c="2"/>});</text:p>
      <text:p text:style-name="P3"/>
      <text:p text:style-name="P1"><text:span text:style-name="T11"><text:s text:c="2"/></text:span><text:span text:style-name="T16">// pencereyi açık tut</text:span></text:p>
      <text:p text:style-name="P1"><text:span text:style-name="T11"><text:s text:c="2"/></text:span><text:span text:style-name="T19">gge</text:span><text:span text:style-name="T11">::</text:span><text:span text:style-name="T21">Main</text:span><text:span text:style-name="T11">.</text:span><text:span text:style-name="T12">Run</text:span><text:span text:style-name="T11">();</text:span></text:p>
      <text:p text:style-name="P1"><text:span text:style-name="T11"><text:s text:c="2"/></text:span><text:span text:style-name="T8">return</text:span><text:span text:style-name="T11"> 0;</text:span></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19S</meta:editing-duration>
    <meta:editing-cycles>13</meta:editing-cycles>
    <meta:generator>OpenOffice/4.0.0$Win32 OpenOffice.org_project/400m3$Build-9702</meta:generator>
    <dc:date>2014-02-07T19:27:02.35</dc:date>
    <dc:creator>Cengiz Kandemir</dc:creator>
    <meta:document-statistic meta:table-count="0" meta:image-count="0" meta:object-count="0" meta:page-count="2" meta:paragraph-count="38" meta:word-count="449" meta:character-count="3640"/>
    <meta:user-defined meta:name="Info 1"/>
    <meta:user-defined meta:name="Info 2"/>
    <meta:user-defined meta:name="Info 3"/>
    <meta:user-defined meta:name="Info 4"/>
  </office:meta>
</office:document-meta>
</file>